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8a99" officeooo:paragraph-rsid="00008a99"/>
    </style:style>
    <style:style style:name="P2" style:family="paragraph" style:parent-style-name="Standard">
      <style:text-properties officeooo:rsid="00009009" officeooo:paragraph-rsid="00009009"/>
    </style:style>
    <style:style style:name="P3" style:family="paragraph" style:parent-style-name="Standard">
      <style:text-properties officeooo:rsid="00025086" officeooo:paragraph-rsid="00025086"/>
    </style:style>
    <style:style style:name="T1" style:family="text">
      <style:text-properties officeooo:rsid="00009009"/>
    </style:style>
    <style:style style:name="T2" style:family="text">
      <style:text-properties officeooo:rsid="00025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ilenstein 2 geschafft :D</text:p>
      <text:p text:style-name="P1">-<text:span text:style-name="T1">M</text:span>ängel:</text:p>
      <text:p text:style-name="P1"><text:tab/></text:p>
      <text:p text:style-name="P1">literaturverzeichnis:</text:p>
      <text:p text:style-name="P1"><text:tab/>-<text:span text:style-name="T1">Q</text:span>uellen <text:span text:style-name="T1">D</text:span>aten angeben</text:p>
      <text:p text:style-name="P1"><text:tab/></text:p>
      <text:p text:style-name="P1">Klosar:</text:p>
      <text:p text:style-name="P1"><text:tab/>-gamification hatte zu viele <text:span text:style-name="T1">A</text:span>bsätze</text:p>
      <text:p text:style-name="P1"><text:tab/>-gamification zu negativ</text:p>
      <text:p text:style-name="P1"><text:tab/>-serious games der <text:span text:style-name="T1">K</text:span>lügste gewinnt stimmt nicht immer</text:p>
      <text:p text:style-name="P1"><text:tab/>-<text:span text:style-name="T1">M</text:span>otivation</text:p>
      <text:p text:style-name="P1"><text:tab/></text:p>
      <text:p text:style-name="P1">Zitate angeben!</text:p>
      <text:p text:style-name="P1"><text:tab/></text:p>
      <text:p text:style-name="P1">Ausdruck!</text:p>
      <text:p text:style-name="P1"/>
      <text:p text:style-name="P1">Struktierung des <text:span text:style-name="T1">B</text:span>erichts war am <text:span text:style-name="T1">A</text:span>nfang unklar</text:p>
      <text:p text:style-name="P1"><text:tab/>(anwendungsspezifische momente unklar)</text:p>
      <text:p text:style-name="P1">→problem bekannt</text:p>
      <text:p text:style-name="P1"><text:span text:style-name="T1">K</text:span>onzepte: bestehen bereits: wie umsetzen</text:p>
      <text:p text:style-name="P1"><text:tab/><text:tab/>eigentlich meint man “concept” → “<text:span text:style-name="T1">G</text:span>rundbegriffe die für die <text:span text:style-name="T1">A</text:span>nwendung von <text:tab/><text:tab/><text:tab/><text:tab/>entscheidener bedeutung sind” christian 11.28.2017 di 15:18</text:p>
      <text:p text:style-name="P2"/>
      <text:p text:style-name="P2">Lastenheft in 2 Wochen abzugeben: Unterteilung in der Handreichung 3.3</text:p>
      <text:p text:style-name="P2"><text:tab/>-Muss- und Kannziele formulieren</text:p>
      <text:p text:style-name="P2"><text:tab/><text:tab/>mit Auftraggeber besprechen</text:p>
      <text:p text:style-name="P2"><text:tab/><text:tab/>jedes Ziel muss klar formuliert sein, wann es erfüllt ist</text:p>
      <text:p text:style-name="P2"><text:tab/></text:p>
      <text:p text:style-name="P2"><text:tab/><text:tab/>in nächstem Schritt Zeitschritte für Ziele</text:p>
      <text:p text:style-name="P2"/>
      <text:p text:style-name="P2"><text:tab/><text:tab/>muss schriftlich fest gehalten werden</text:p>
      <text:p text:style-name="P2"/>
      <text:p text:style-name="P2"><text:tab/><text:tab/>Balance finden zwischen was wir müssen und was wir können</text:p>
      <text:p text:style-name="P2"><text:tab/><text:tab/>vieles leitet sich von Konzept ab</text:p>
      <text:p text:style-name="P2"/>
      <text:p text:style-name="P2">Mussziele:</text:p>
      <text:p text:style-name="P2"><text:tab/>SEL</text:p>
      <text:p text:style-name="P2"><text:tab/>fragen antworten</text:p>
      <text:p text:style-name="P2"><text:tab/>import system</text:p>
      <text:p text:style-name="P2"/>
      <text:p text:style-name="P2">Spätere Ziele</text:p>
      <text:p text:style-name="P2"><text:tab/>Technik spezifizieren</text:p>
      <text:p text:style-name="P2"/>
      <text:p text:style-name="P2">zu nächste Woche grobe Ziele formulieren mit </text:p>
      <text:p text:style-name="P2"/>
      <text:p text:style-name="P2">bis <text:span text:style-name="T2">Frei</text:span>tag <text:span text:style-name="T2">(Mittag)</text:span> erste Ziele hochladen <text:span text:style-name="T2">(Rahmen)</text:span></text:p>
      <text:p text:style-name="P2"/>
      <text:p text:style-name="P3">Fokus liegt auf Auwertung (Dashboard= muss)</text:p>
      <text:p text:style-name="P3"/>
      <text:p text:style-name="P3"><text:soft-page-break/>Muss- Kannziel im OLAT (Sinnloses rausschmeißen)</text:p>
      <text:p text:style-name="P3"/>
      <text:p text:style-name="P3">ISO anschauen</text:p>
      <text:p text:style-name="P3">Qualitätssicherung</text:p>
      <text:p text:style-name="P3"/>
      <text:p text:style-name="P3">Reviewgespräch im Anschluss (kein extratermin)</text:p>
      <text:p text:style-name="P3">mit Präsentation</text:p>
      <text:p text:style-name="P3"/>
      <text:p text:style-name="P3">Anforderungen nach Literaturvorgaben formuli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07:19.316319322</meta:creation-date>
    <dc:date>2017-11-28T15:39:50.894744587</dc:date>
    <meta:editing-duration>PT31S</meta:editing-duration>
    <meta:editing-cycles>1</meta:editing-cycles>
    <meta:document-statistic meta:table-count="0" meta:image-count="0" meta:object-count="0" meta:page-count="2" meta:paragraph-count="44" meta:word-count="169" meta:character-count="1298" meta:non-whitespace-character-count="1133"/>
    <meta:generator>LibreOffice/5.1.6.2.0$Linux_X86_64 LibreOffice_project/10$Build-2</meta:generator>
  </office:meta>
</office:document-meta>
</file>